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epte d'estructura organitzativa</text:p>
      <text:p text:style-name="Standard"/>
      <text:p text:style-name="Standard">L'estructura organitzativa d'una empresa és la que descriu com s'agrupen, com s'identifiquen i com es relacionen els diferents elements que formen l'empresa. Per tant, es pot dir que l'estructura organitzativa determina el nivell d'autoritat i de responsabilitat de cadascun dels membres de l'empresa, i aquests nivells depenen de les funcions que desenvolupen els individus.</text:p>
      <text:p text:style-name="Standard"/>
      <text:p text:style-name="Standard">L'estructura organitzativa d'una empresa està formada per:</text:p>
      <text:p text:style-name="Standard"/>
      <text:p text:style-name="Standard">El conjunt d'elements que la integren.</text:p>
      <text:p text:style-name="Standard">Les funcions assignades a cadascun dels elements.</text:p>
      <text:p text:style-name="Standard">Les relacions jeràrquiques i funcionals que hi ha entre els diferents elements.</text:p>
      <text:p text:style-name="Standard"/>
      <text:p text:style-name="Standard">Elements de l'estructura organitzativa</text:p>
      <text:p text:style-name="Standard"/>
      <text:p text:style-name="Standard">L'estructura organitzativa està formada pels elements següents:</text:p>
      <text:p text:style-name="Standard"/>
      <text:p text:style-name="Standard">Alta direcció: la formen les persones que desenvolupen funcions de direcció general de l'empresa i, per tant, similars a les d'empresari, com ara la presa de decisions estratègiques i la fixació d'objectius generals de l'empresa. Són persones amb responsabilitat general dins de l'organització.</text:p>
      <text:p text:style-name="Standard">Direcció intermèdia: està formada per càrrecs intermedis o personal executiu. Cadascun d'ells té a càrrec seu un nombre determinat de treballadors. La seva tasca és, fonamentalment, relacionar els objectius generals de l'empresa amb els objectius operatius dels diferents departaments. Són persones amb autoritat formal sobre les bases operatives.</text:p>
      <text:p text:style-name="Standard">Base operativa: està formada pel conjunt de persones (tècnics i treballadors) directament relacionats amb la producció, venda i prestació de serveis.</text:p>
      <text:p text:style-name="Standard">Tecnoestructura: està formada pels analistes o experts que estudien les diferents funcions de l'empresa amb l'objectiu de trobar-ne els punts forts i febles i de reforçar els primers i millorar els segons. Són persones expertes en les diferents funcions de la direcció i explotació, que no participen en el treball productiu, sinó que dissenyen, planifiquen i preparen les persones que el duen a terme. En definitiva, serveixen per introduir i fiançar la normalització en l'organització. </text:p>
      <text:p text:style-name="Standard">Estructura de suport: està formada pel personal d'assessorament que té la funció d'assessorar els directius sobre les diferents matèries: fiscal, laboral, mercantil, legal,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3T19:41:23.50</meta:creation-date>
    <dc:date>2009-04-13T19:54:31.09</dc:date>
    <meta:editing-duration>PT00H08M06S</meta:editing-duration>
    <meta:editing-cycles>3</meta:editing-cycles>
    <meta:generator>OpenOffice.org/3.0$Win32 OpenOffice.org_project/300m9$Build-9358</meta:generator>
    <meta:document-statistic meta:table-count="0" meta:image-count="0" meta:object-count="0" meta:page-count="1" meta:paragraph-count="13" meta:word-count="311" meta:character-count="2191"/>
  </office:meta>
</office:document-meta>
</file>